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paragraph-properties text:number-lines="false" text:line-number="0"/>
      <style:text-properties style:font-name="Times"/>
    </style:style>
    <style:style style:name="P3" style:family="paragraph" style:parent-style-name="Standard" style:list-style-name="L2">
      <style:paragraph-properties fo:margin-top="0.199cm" fo:margin-bottom="0.199cm" text:number-lines="false" text:line-number="0"/>
      <style:text-properties style:font-name="Tim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2">500 grams chicken livers</text:p>
      <text:p text:style-name="P2">2 hard-boiled eggs, reserve 1 for the garnish</text:p>
      <text:p text:style-name="P2">1 onion, finely chopped</text:p>
      <text:p text:style-name="P2">5 tablespoons rendered chicken fat</text:p>
      <text:p text:style-name="P2">salt and pepper</text:p>
      <text:h text:style-name="P1" text:outline-level="2">Method</text:h>
      <text:list text:style-name="L2">
        <text:list-item>
          <text:p text:style-name="P3">Gently saute onion in fat until browned, but not burned. </text:p>
        </text:list-item>
        <text:list-item>
          <text:p text:style-name="P3">Boil chicken livers till cooked and drain.</text:p>
        </text:list-item>
        <text:list-item>
          <text:p text:style-name="P3">Blend chicken livers, onion, salt and pepper until smooth.</text:p>
        </text:list-item>
        <text:list-item>
          <text:p text:style-name="P3">Add one egg and mix until egg broken up.</text:p>
        </text:list-item>
        <text:list-item>
          <text:p text:style-name="P3">Add chicken fat to bind.</text:p>
        </text:list-item>
        <text:list-item>
          <text:p text:style-name="P3">Let rest at room temperature 30 minutes.</text:p>
        </text:list-item>
        <text:list-item>
          <text:p text:style-name="P3">Cop remaining egg and sprinkle over the top.</text:p>
        </text:list-item>
        <text:list-item>
          <text:p text:style-name="P3">Refrigerate at least 12 hours or overnigh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size-asian="12pt" style:font-size-complex="12pt"/>
    </style:style>
    <style:style style:name="T1" style:family="text">
      <style:text-properties style:font-name-asian="HG Mincho Light J" style:font-name-complex="Tahoma"/>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Jewish-Style Chicken Liver P<text:span text:style-name="T1">â</text:span>t<text:span text:style-name="T1">é</text:span> Recipe</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4-28T21:38:26</meta:creation-date>
    <dc:creator>Frank Jung</dc:creator>
    <dc:date>2005-05-29T16:53:26</dc:date>
    <dc:language>en-AU</dc:language>
    <meta:editing-cycles>9</meta:editing-cycles>
    <meta:editing-duration>PT19M24S</meta:editing-duration>
    <meta:user-defined meta:name="Info 1"/>
    <meta:user-defined meta:name="Info 2"/>
    <meta:user-defined meta:name="Info 3"/>
    <meta:user-defined meta:name="Info 4"/>
    <meta:document-statistic meta:table-count="0" meta:image-count="0" meta:object-count="0" meta:page-count="1" meta:paragraph-count="16" meta:word-count="95" meta:character-count="544"/>
  </office:meta>
</office:document-meta>
</file>